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desktop" svg:font-family="desktop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fd2b4" officeooo:paragraph-rsid="000fd2b4" style:font-size-asian="12pt" style:font-size-complex="12pt"/>
    </style:style>
    <style:style style:name="P2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ea9d5" officeooo:paragraph-rsid="00118f1c" style:font-size-asian="12pt" style:font-size-complex="12pt"/>
    </style:style>
    <style:style style:name="P3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ea9d5" officeooo:paragraph-rsid="002ea9d5" style:font-size-asian="12pt" style:font-size-complex="12pt"/>
    </style:style>
    <style:style style:name="P4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2fb794" officeooo:paragraph-rsid="002fb794" style:font-size-asian="12pt" style:font-size-complex="12pt"/>
    </style:style>
    <style:style style:name="P5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00b86a" officeooo:paragraph-rsid="002b4879" style:font-size-asian="12pt" style:font-size-complex="12pt"/>
    </style:style>
    <style:style style:name="P6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desktop" fo:font-size="10.5pt" fo:letter-spacing="normal" fo:font-style="normal" fo:font-weight="normal" officeooo:rsid="002fb794" officeooo:paragraph-rsid="002fb794" fo:background-color="#ffff00" style:font-size-asian="12pt" style:font-size-complex="12pt"/>
    </style:style>
    <style:style style:name="P7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desktop" fo:font-size="10.5pt" fo:letter-spacing="normal" fo:font-style="normal" fo:font-weight="normal" officeooo:rsid="000fd2b4" officeooo:paragraph-rsid="000fd2b4" fo:background-color="#ffff00" style:font-size-asian="12pt" style:font-size-complex="12pt"/>
    </style:style>
    <style:style style:name="P8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4475f" officeooo:paragraph-rsid="0014475f" style:font-size-asian="12pt" style:font-size-complex="12pt"/>
    </style:style>
    <style:style style:name="P9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181b8c" officeooo:paragraph-rsid="00181b8c" style:font-size-asian="12pt" style:font-size-complex="12pt"/>
    </style:style>
    <style:style style:name="P1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officeooo:rsid="002232e9" officeooo:paragraph-rsid="002232e9" style:font-size-asian="12pt" style:font-size-complex="12pt"/>
    </style:style>
    <style:style style:name="P1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2a7ed" officeooo:paragraph-rsid="0012a7ed" style:font-size-asian="12pt" style:font-size-complex="12pt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163e4f" officeooo:paragraph-rsid="00163e4f" style:font-size-asian="12pt" style:font-size-complex="12pt"/>
    </style:style>
    <style:style style:name="P1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size-asian="12pt" style:font-size-complex="12pt"/>
    </style:style>
    <style:style style:name="P1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2ea9d5" officeooo:paragraph-rsid="002ea9d5" style:font-size-asian="12pt" style:font-size-complex="12pt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0fd2b4" officeooo:paragraph-rsid="00181b8c" style:font-size-asian="12pt" style:font-size-complex="12pt"/>
    </style:style>
    <style:style style:name="P1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72853" style:font-size-asian="12pt" style:font-size-complex="12pt"/>
    </style:style>
    <style:style style:name="P17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0fd2b4" officeooo:paragraph-rsid="000fd2b4" style:font-size-asian="12pt" style:font-size-complex="12pt"/>
    </style:style>
    <style:style style:name="P18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ea9d5" officeooo:paragraph-rsid="002ea9d5" style:font-size-asian="12pt" style:font-size-complex="12pt"/>
    </style:style>
    <style:style style:name="P19" style:family="paragraph" style:parent-style-name="Preformatted_20_Text">
      <style:paragraph-properties fo:line-height="150%" fo:text-align="center" style:justify-single-word="false" fo:break-before="page"/>
      <style:text-properties style:font-name="Times New Roman" fo:font-size="12pt" officeooo:rsid="002fb794" officeooo:paragraph-rsid="002fb794" style:font-size-asian="12pt" style:font-size-complex="12pt"/>
    </style:style>
    <style:style style:name="P20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21" style:family="paragraph" style:parent-style-name="Preformatted_20_Text" style:list-style-name="L1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style:page-number="auto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fc2eb" officeooo:paragraph-rsid="003102e7" style:font-size-asian="12pt" style:font-size-complex="12pt"/>
    </style:style>
    <style:style style:name="P2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2a7ed" style:font-size-asian="12pt" style:font-size-complex="12pt"/>
    </style:style>
    <style:style style:name="P23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1b19f2" style:font-size-asian="12pt" style:font-size-complex="12pt"/>
    </style:style>
    <style:style style:name="P24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252817" style:font-size-asian="12pt" style:font-size-complex="12pt"/>
    </style:style>
    <style:style style:name="P25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2a7ed" officeooo:paragraph-rsid="00372853" style:font-size-asian="12pt" style:font-size-complex="12pt"/>
    </style:style>
    <style:style style:name="P26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6a163" officeooo:paragraph-rsid="001b19f2" style:font-name-asian="Nimbus Mono L" style:font-size-asian="12pt" style:font-name-complex="Liberation Mono" style:font-size-complex="12pt"/>
    </style:style>
    <style:style style:name="P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0.122cm"/>
        </style:tab-stops>
      </style:paragraph-properties>
      <style:text-properties style:font-name="Times New Roman" fo:font-size="12pt" officeooo:rsid="002001fb" officeooo:paragraph-rsid="002fb794" style:font-name-asian="Nimbus Mono L" style:font-size-asian="12pt" style:font-name-complex="Liberation Mono" style:font-size-complex="12pt"/>
    </style:style>
    <style:style style:name="P28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1a1875" officeooo:paragraph-rsid="001ce3be" style:font-name-asian="Nimbus Mono L" style:font-size-asian="12pt" style:font-name-complex="Liberation Mono" style:font-size-complex="12pt"/>
    </style:style>
    <style:style style:name="P2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/>
      <style:text-properties style:font-name="Times New Roman" fo:font-size="12pt" officeooo:rsid="001a1875" officeooo:paragraph-rsid="001a1875" style:font-name-asian="Nimbus Mono L" style:font-size-asian="12pt" style:font-name-complex="Liberation Mono" style:font-size-complex="12pt"/>
    </style:style>
    <style:style style:name="P30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72853" officeooo:paragraph-rsid="00372853" style:font-name-asian="Nimbus Mono L" style:font-size-asian="12pt" style:font-name-complex="Liberation Mono" style:font-size-complex="12pt"/>
    </style:style>
    <style:style style:name="P31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387951" officeooo:paragraph-rsid="00387951" style:font-name-asian="Nimbus Mono L" style:font-size-asian="12pt" style:font-name-complex="Liberation Mono" style:font-size-complex="12pt"/>
    </style:style>
    <style:style style:name="P32" style:family="paragraph" style:parent-style-name="Preformatted_20_Text" style:list-style-name="L1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style:font-name="Times New Roman" fo:font-size="12pt" officeooo:rsid="00241658" officeooo:paragraph-rsid="00252817" style:font-name-asian="Nimbus Mono L" style:font-size-asian="12pt" style:font-name-complex="Liberation Mono" style:font-size-complex="12pt"/>
    </style:style>
    <style:style style:name="P3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fo:background-color="transparent">
        <style:tab-stops>
          <style:tab-stop style:position="-0.57cm"/>
        </style:tab-stops>
      </style:paragraph-properties>
      <style:text-properties fo:font-variant="normal" fo:text-transform="none" fo:color="#000000" style:font-name="desktop" fo:font-size="10.5pt" fo:letter-spacing="normal" fo:font-style="normal" fo:font-weight="normal" officeooo:rsid="00241658" officeooo:paragraph-rsid="00252817" fo:background-color="#ffff00" style:font-name-asian="Nimbus Mono L" style:font-size-asian="12pt" style:font-name-complex="Liberation Mono" style:font-size-complex="12pt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155581" style:font-name-asian="Nimbus Mono L" style:font-name-complex="Liberation Mono"/>
    </style:style>
    <style:style style:name="T3" style:family="text">
      <style:text-properties officeooo:rsid="0014475f" style:font-name-asian="Nimbus Mono L" style:font-name-complex="Liberation Mono"/>
    </style:style>
    <style:style style:name="T4" style:family="text">
      <style:text-properties officeooo:rsid="0016a163" style:font-name-asian="Nimbus Mono L" style:font-name-complex="Liberation Mono"/>
    </style:style>
    <style:style style:name="T5" style:family="text">
      <style:text-properties officeooo:rsid="00181b8c" style:font-name-asian="Nimbus Mono L" style:font-name-complex="Liberation Mono"/>
    </style:style>
    <style:style style:name="T6" style:family="text">
      <style:text-properties officeooo:rsid="001a1875" style:font-name-asian="Nimbus Mono L" style:font-name-complex="Liberation Mono"/>
    </style:style>
    <style:style style:name="T7" style:family="text">
      <style:text-properties officeooo:rsid="002001fb" style:font-name-asian="Nimbus Mono L" style:font-name-complex="Liberation Mono"/>
    </style:style>
    <style:style style:name="T8" style:family="text">
      <style:text-properties officeooo:rsid="002232e9" style:font-name-asian="Nimbus Mono L" style:font-name-complex="Liberation Mono"/>
    </style:style>
    <style:style style:name="T9" style:family="text">
      <style:text-properties officeooo:rsid="00241658" style:font-name-asian="Nimbus Mono L" style:font-name-complex="Liberation Mono"/>
    </style:style>
    <style:style style:name="T10" style:family="text">
      <style:text-properties officeooo:rsid="00289394" style:font-name-asian="Nimbus Mono L" style:font-name-complex="Liberation Mono"/>
    </style:style>
    <style:style style:name="T11" style:family="text">
      <style:text-properties officeooo:rsid="0028f84d" style:font-name-asian="Nimbus Mono L" style:font-name-complex="Liberation Mono"/>
    </style:style>
    <style:style style:name="T12" style:family="text">
      <style:text-properties officeooo:rsid="0005ce5e" style:font-name-asian="Nimbus Mono L" style:font-name-complex="Liberation Mono"/>
    </style:style>
    <style:style style:name="T13" style:family="text">
      <style:text-properties officeooo:rsid="002fb794" style:font-name-asian="Nimbus Mono L" style:font-name-complex="Liberation Mono"/>
    </style:style>
    <style:style style:name="T14" style:family="text">
      <style:text-properties officeooo:rsid="0032c759" style:font-name-asian="Nimbus Mono L" style:font-name-complex="Liberation Mono"/>
    </style:style>
    <style:style style:name="T15" style:family="text">
      <style:text-properties officeooo:rsid="00372853" style:font-name-asian="Nimbus Mono L" style:font-name-complex="Liberation Mono"/>
    </style:style>
    <style:style style:name="T16" style:family="text">
      <style:text-properties officeooo:rsid="002d317f"/>
    </style:style>
    <style:style style:name="T17" style:family="text">
      <style:text-properties officeooo:rsid="002fb794"/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Е</text:p>
      <text:p text:style-name="P1">(Справочное)</text:p>
      <text:p text:style-name="P1">Руководство пользователя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ПРОГРАММНОЕ ОБЕСПЕЧЕНИЕ ДЛЯ</text:p>
      <text:p text:style-name="P5"><text:s/>ОПРЕДЕЛЕНИЯ АВТОРСТВА ИСХОДНОГО КОДА ПРОГРАММ НА ЯЗЫКЕ С/С++</text:p>
      <text:p text:style-name="P5"><text:s/><text:span text:style-name="T12">«WhoseCppCode»</text:span></text:p>
      <text:p text:style-name="P5"><text:s/></text:p>
      <text:p text:style-name="P5"><text:s/>Руководство п<text:span text:style-name="T16">ользователя</text:span></text:p>
      <text:p text:style-name="P5"><text:s/></text:p>
      <text:p text:style-name="P5"><text:s/>Листов <text:span text:style-name="T17">8</text:span></text:p>
      <text:p text:style-name="P18">Аннотация</text:p>
      <text:p text:style-name="P3"/>
      <text:p text:style-name="P11">Требования настоящего документа применяются при:</text:p>
      <text:list xml:id="list7482062156535180615" text:style-name="L1">
        <text:list-item>
          <text:p text:style-name="P20"><text:s/>предварительных испытаниях системы;</text:p>
        </text:list-item>
        <text:list-item>
          <text:p text:style-name="P22"><text:s/>опытной эксплуатации;</text:p>
        </text:list-item>
        <text:list-item>
          <text:p text:style-name="P22"><text:s/>приемочных испытаниях;</text:p>
        </text:list-item>
        <text:list-item>
          <text:p text:style-name="P22"><text:s/>эксплуатации на предприятиях. </text:p>
        </text:list-item>
      </text:list>
      <text:p text:style-name="P14">Настоящий документ содержит назначение, условия применения и описание возможностей программного обеспечения <text:span text:style-name="T3">«WhoseCppCode». </text:span><text:span text:style-name="T13">Предъявлены требования к квалификации пользователя. </text:span><text:span text:style-name="T1">Указана последовательность действий пользователя, обеспечивающих загрузку, запуск, выполнение и завершение программы, приведены </text:span><text:span text:style-name="T13">сообщения, выводимые программой.</text:span></text:p>
      <text:p text:style-name="P11"/>
      <text:p text:style-name="P1"/>
      <text:p text:style-name="P17">1 <text:s text:c="3"/><text:span text:style-name="T17">Назначение программы</text:span></text:p>
      <text:p text:style-name="P1"/>
      <text:p text:style-name="P8">Программное обеспечение (ПО) <text:span text:style-name="T1">«WhoseCppCode» предназначено для определения авторства программ на языке С/С++ по исходному коду и может быть использовано организациями, занимающимися решением вопросов информационной безопасности, лицензирования ПО, интеллектуальной собственности </text:span><text:span text:style-name="T2">и расследования инцидентов, связанных с применением вредоносного ПО</text:span><text:span text:style-name="T1">. </text:span><text:span text:style-name="T5">Программа состоит из программного модуля, реализующего заявленный функционал, и интерфейса, предназначенного для визуализации ввода и вывода данных, а также удобной работы с возможностями основного модуля. При этом интерфейс не является обязательным, программа может быть использована в качестве модуля при разработке иных автоматизированных систем.</text:span></text:p>
      <text:p text:style-name="P12">ПО <text:span text:style-name="T3">«WhoseCppCode» </text:span><text:span text:style-name="T1">предоставляет следующие возможности:</text:span></text:p>
      <text:list xml:id="list214618882247296" text:continue-numbering="true" text:style-name="L1">
        <text:list-item>
          <text:p text:style-name="P23"><text:span text:style-name="T1"><text:s/></text:span><text:span text:style-name="T4">обработка файлов исходного кода на языке С/С++;</text:span></text:p>
        </text:list-item>
        <text:list-item>
          <text:p text:style-name="P26"><text:s/>сбор данных с ресурса GitHub;</text:p>
        </text:list-item>
        <text:list-item>
          <text:p text:style-name="P26"><text:s/>построение модели классификации авторов программного обеспечения;</text:p>
        </text:list-item>
        <text:list-item>
          <text:p text:style-name="P26"><text:s/>формирование отчетности в форматах *.json и *.csv;</text:p>
        </text:list-item>
        <text:list-item>
          <text:p text:style-name="P23"><text:span text:style-name="T4"><text:s/></text:span><text:span text:style-name="T5">визуализация результатов классификации.</text:span></text:p>
        </text:list-item>
      </text:list>
      <text:p text:style-name="P13"><text:span text:style-name="T1">Работа с ПО </text:span><text:span text:style-name="T3">«WhoseCppCode» </text:span><text:span text:style-name="T1">доступна всем пользователям с доступом к предварительно установленной и настроенной рабочей программной среде, реализованной на ПЭВМ, специально предназначенном сервере или с помощью средств виртуализации.</text:span></text:p>
      <text:p text:style-name="P27"/>
      <text:p text:style-name="P1"/>
      <text:p text:style-name="P17"><text:span text:style-name="T17">2 <text:s text:c="3"/></text:span>Уровень подготовки пользователя</text:p>
      <text:p text:style-name="P1"/>
      <text:p text:style-name="P9">Пользователь ПО <text:span text:style-name="T3">«WhoseCppCode» </text:span><text:span text:style-name="T6">должен иметь опыт работы с ОС Linux, а также обладать следующими знаниями:</text:span></text:p>
      <text:list xml:id="list214619926140100" text:continue-numbering="true" text:style-name="L1">
        <text:list-item>
          <text:p text:style-name="P28"><text:s/>знать соответствующую предметную область;</text:p>
        </text:list-item>
        <text:list-item>
          <text:p text:style-name="P28"><text:s/>понимать основы машинного обучения, построения и оценки моделей классифи-кации.</text:p>
        </text:list-item>
      </text:list>
      <text:p text:style-name="P29">Квалификация пользователя должна позволять осуществлять сбор и анализ данных.</text:p>
      <text:p text:style-name="P15"/>
      <text:p text:style-name="P1"/>
      <text:p text:style-name="P17">3 <text:s text:c="3"/><text:span text:style-name="T17">Условия выполнения программы</text:span> </text:p>
      <text:p text:style-name="P1"/>
      <text:p text:style-name="P10">Для работы с <text:span text:style-name="T7">ПО </text:span><text:span text:style-name="T3">«WhoseCppCode» </text:span><text:span text:style-name="T1">необходимо следующее программное обеспечение:</text:span></text:p>
      <text:list xml:id="list214620721114883" text:continue-numbering="true" text:style-name="L1">
        <text:list-item>
          <text:p text:style-name="P21"><text:span text:style-name="T8"><text:s/></text:span><text:span text:style-name="T15">64-разрядная </text:span><text:span text:style-name="T8">О</text:span><text:span text:style-name="T1">С Linux (тестирование программы производилось на ОС Kubuntu 16.04) </text:span><text:span text:style-name="T10">с доступом к </text:span><text:span text:style-name="T11">глобальной сети </text:span><text:span text:style-name="T10">Интернет</text:span><text:span text:style-name="T8">;</text:span></text:p>
        </text:list-item>
        <text:list-item>
          <text:p text:style-name="P24"><text:span text:style-name="T8"><text:s/></text:span><text:span text:style-name="T9">программная среда с установленными зависимостями (библиотеками);</text:span></text:p>
        </text:list-item>
        <text:list-item>
          <text:p text:style-name="P24"><text:span text:style-name="T9"><text:s/></text:span><text:span text:style-name="T14">веб-обозреватель</text:span><text:span text:style-name="T9">.</text:span></text:p>
        </text:list-item>
      </text:list>
      <text:p text:style-name="P16"><text:span text:style-name="T9">Т</text:span><text:span text:style-name="T1">ребования к характеристикам автоматизированного рабочего места:</text:span></text:p>
      <text:list xml:id="list214619241064731" text:continue-numbering="true" text:style-name="L1">
        <text:list-item>
          <text:p text:style-name="P25"><text:span text:style-name="T9"><text:s/></text:span><text:span text:style-name="T15">6,00 Гб ОЗУ или выше;</text:span></text:p>
        </text:list-item>
        <text:list-item>
          <text:p text:style-name="P30">CD-ROM;</text:p>
        </text:list-item>
        <text:list-item>
          <text:p text:style-name="P31">1 Гб на жестком диске.</text:p>
        </text:list-item>
      </text:list>
      <text:p text:style-name="P33"/>
      <text:list xml:id="list214618970319091" text:continue-numbering="true" text:style-name="L1">
        <text:list-header>
          <text:p text:style-name="P32"/>
        </text:list-header>
      </text:list>
      <text:p text:style-name="P4"/>
      <text:p text:style-name="P19">4 <text:s text:c="3"/>Описание основных пользовательских функций</text:p>
      <text:p text:style-name="P4"/>
      <text:p text:style-name="P4"/>
      <text:p text:style-name="P19">5 <text:s text:c="3"/>Выполнение программы</text:p>
      <text:p text:style-name="P4"/>
      <text:p text:style-name="P4"/>
      <text:p text:style-name="P6">В разделе "Выполнение программы" должны быть: указана последовательность действий оператора, обеспечивающих загрузку, запуск, выполнение и завершение программы, приведены описание функций, формата и возможных вариантов команд, с помощью которых оператор осуществляет загрузку и управляет выполнением программы, а также ответы программы на эти команды.</text:p>
      <text:p text:style-name="P19">6 <text:s text:c="3"/>Сообщения пользователю</text:p>
      <text:p text:style-name="P1"/>
      <text:p text:style-name="P2"/>
      <text:p text:style-name="P7">В разделе "Сообщения оператору" должны быть приведены тексты сообщений, выдаваемых в ходе выполнения программы, описание их содержания и соответствующие действия оператора (действия оператора в случае сбоя, возможности повторного запуска программы и т. п.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desktop" svg:font-family="desktop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29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21:46:18.350139511</dc:date>
    <meta:editing-duration>PT13H10M49S</meta:editing-duration>
    <meta:editing-cycles>38</meta:editing-cycles>
    <meta:generator>LibreOffice/5.2.2.2$Linux_X86_64 LibreOffice_project/20m0$Build-2</meta:generator>
    <meta:document-statistic meta:table-count="0" meta:image-count="0" meta:object-count="0" meta:page-count="8" meta:paragraph-count="46" meta:word-count="411" meta:character-count="3427" meta:non-whitespace-character-count="3036"/>
  </office:meta>
</office:document-meta>
</file>